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opacity="50%" draw:textarea-vertical-align="middle" draw:auto-grow-height="false" fo:min-height="19.868cm" fo:min-width="18.779cm"/>
    </style:style>
    <style:style style:name="P1" style:family="paragraph">
      <loext:graphic-properties draw:opacity="5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278cm" svg:height="20.117cm" draw:transform="skewX (-0.0635299847725936) rotate (0.0886627260013119) translate (-2.794cm 11.867cm)">
          <text:p/>
          <draw:enhanced-geometry svg:viewBox="0 0 21600 21600" draw:mirror-horizontal="true" draw:text-areas="0 0 21600 21600" draw:mirror-vertical="false" draw:type="circular-arrow" draw:modifiers="-174.444132915694 -85.8516310494777 9103.421899854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1T16:26:14.105482187</dc:date>
    <meta:editing-duration>PT18M53S</meta:editing-duration>
    <meta:editing-cycles>8</meta:editing-cycles>
    <meta:generator>LibreOffice/6.4.7.2$Linux_X86_64 LibreOffice_project/40$Build-2</meta:generator>
    <meta:document-statistic meta:object-count="1"/>
  </office:meta>
</office:document-meta>
</file>